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Impl.setXmlVersion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setXmlEncoding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getInput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ntity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Impl.setSystem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EntityImpl( CoreDocumentImpl ownerDoc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Impl.setInputEncoding( String input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setBase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getXml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setNotation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getXml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getNotatio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Impl.setPublic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getBaseU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Impl.getNod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